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Ubuntu Light" svg:font-family="'Ubuntu Light'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 Light" svg:font-family="'Open Sans Light'" style:font-adornments="Light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12c00"/>
    </style:style>
    <style:style style:name="P2" style:family="paragraph" style:parent-style-name="Preformatted_20_Text">
      <style:text-properties officeooo:paragraph-rsid="001312c4"/>
    </style:style>
    <style:style style:name="P3" style:family="paragraph" style:parent-style-name="Preformatted_20_Text">
      <style:text-properties officeooo:paragraph-rsid="0014605f"/>
    </style:style>
    <style:style style:name="P4" style:family="paragraph" style:parent-style-name="Preformatted_20_Text">
      <style:text-properties style:text-line-through-style="solid" style:text-line-through-type="single" style:font-name="Ubuntu" fo:font-size="14pt" officeooo:rsid="000e0ab0" officeooo:paragraph-rsid="000e0ab0" style:font-size-asian="14pt" style:font-size-complex="14pt"/>
    </style:style>
    <style:style style:name="P5" style:family="paragraph" style:parent-style-name="Preformatted_20_Text">
      <style:text-properties style:text-line-through-style="solid" style:text-line-through-type="single" style:font-name="Ubuntu" fo:font-size="14pt" officeooo:rsid="000bf063" officeooo:paragraph-rsid="000bf063" style:font-size-asian="14pt" style:font-size-complex="14pt"/>
    </style:style>
    <style:style style:name="P6" style:family="paragraph" style:parent-style-name="Preformatted_20_Text">
      <style:text-properties style:text-line-through-style="solid" style:text-line-through-type="single" style:font-name="Ubuntu" fo:font-size="10pt" officeooo:rsid="000e0ab0" officeooo:paragraph-rsid="000e0ab0" style:font-size-asian="10pt" style:font-size-complex="10pt"/>
    </style:style>
    <style:style style:name="P7" style:family="paragraph" style:parent-style-name="Preformatted_20_Text">
      <style:text-properties style:text-line-through-style="solid" style:text-line-through-type="single" style:font-name="Ubuntu" fo:font-size="10pt" officeooo:rsid="000e0ab0" officeooo:paragraph-rsid="000bf063" style:font-size-asian="10pt" style:font-size-complex="10pt"/>
    </style:style>
    <style:style style:name="P8" style:family="paragraph" style:parent-style-name="Preformatted_20_Text">
      <style:text-properties style:text-line-through-style="solid" style:text-line-through-type="single" style:font-name="Ubuntu" fo:font-size="10pt" officeooo:rsid="000bf063" officeooo:paragraph-rsid="000bf063" style:font-size-asian="10pt" style:font-size-complex="10pt"/>
    </style:style>
    <style:style style:name="P9" style:family="paragraph" style:parent-style-name="Preformatted_20_Text">
      <style:text-properties style:text-line-through-style="solid" style:text-line-through-type="single" style:font-name="Ubuntu" officeooo:rsid="0010cd6c" officeooo:paragraph-rsid="000bf063"/>
    </style:style>
    <style:style style:name="P10" style:family="paragraph" style:parent-style-name="Preformatted_20_Text">
      <style:text-properties style:text-line-through-style="solid" style:text-line-through-type="single" style:font-name="Ubuntu" officeooo:rsid="000f9420" officeooo:paragraph-rsid="000f9420"/>
    </style:style>
    <style:style style:name="P11" style:family="paragraph" style:parent-style-name="Preformatted_20_Text">
      <style:text-properties style:text-line-through-style="solid" style:text-line-through-type="single" officeooo:rsid="00165875" officeooo:paragraph-rsid="00165875"/>
    </style:style>
    <style:style style:name="P12" style:family="paragraph" style:parent-style-name="Preformatted_20_Text">
      <style:text-properties style:font-name="Ubuntu Light" fo:font-size="14pt" officeooo:rsid="000bf063" officeooo:paragraph-rsid="000bf063" style:font-size-asian="14pt" style:font-size-complex="14pt"/>
    </style:style>
    <style:style style:name="P13" style:family="paragraph" style:parent-style-name="Preformatted_20_Text">
      <style:text-properties style:font-name="Open Sans Light" fo:font-size="14pt" officeooo:rsid="000bf063" officeooo:paragraph-rsid="000bf063" style:font-size-asian="14pt" style:font-size-complex="14pt"/>
    </style:style>
    <style:style style:name="P14" style:family="paragraph" style:parent-style-name="Preformatted_20_Text">
      <style:text-properties style:font-name="Open Sans Light" fo:font-size="14pt" officeooo:rsid="000bf063" officeooo:paragraph-rsid="000d1278" style:font-size-asian="14pt" style:font-size-complex="14pt"/>
    </style:style>
    <style:style style:name="T1" style:family="text">
      <style:text-properties officeooo:rsid="000d1278"/>
    </style:style>
    <style:style style:name="T2" style:family="text">
      <style:text-properties style:font-name="Ubuntu"/>
    </style:style>
    <style:style style:name="T3" style:family="text">
      <style:text-properties style:font-name="Ubuntu" officeooo:rsid="000d1278"/>
    </style:style>
    <style:style style:name="T4" style:family="text">
      <style:text-properties style:font-name="Ubuntu" officeooo:rsid="000e0ab0"/>
    </style:style>
    <style:style style:name="T5" style:family="text">
      <style:text-properties style:font-name="Ubuntu" officeooo:rsid="00112c00"/>
    </style:style>
    <style:style style:name="T6" style:family="text">
      <style:text-properties style:font-name="Ubuntu" officeooo:rsid="001312c4"/>
    </style:style>
    <style:style style:name="T7" style:family="text">
      <style:text-properties style:font-name="Ubuntu" fo:font-size="10pt" officeooo:rsid="0014605f" style:font-size-asian="10pt" style:font-size-complex="10pt"/>
    </style:style>
    <style:style style:name="T8" style:family="text">
      <style:text-properties style:font-name="Ubuntu" officeooo:rsid="0014605f"/>
    </style:style>
    <style:style style:name="T9" style:family="text">
      <style:text-properties officeooo:rsid="000e0ab0"/>
    </style:style>
    <style:style style:name="T10" style:family="text">
      <style:text-properties officeooo:rsid="0010cd6c"/>
    </style:style>
    <style:style style:name="T11" style:family="text">
      <style:text-properties style:text-line-through-style="solid" style:text-line-through-type="single" style:font-name="Ubuntu" fo:font-size="10pt" officeooo:rsid="0014605f" style:font-size-asian="10pt" style:font-size-complex="10pt"/>
    </style:style>
    <style:style style:name="T12" style:family="text">
      <style:text-properties style:text-line-through-style="solid" style:text-line-through-type="single" style:font-name="Ubuntu" officeooo:rsid="0014605f"/>
    </style:style>
    <style:style style:name="T13" style:family="text">
      <style:text-properties officeooo:rsid="00112c00"/>
    </style:style>
    <style:style style:name="T14" style:family="text">
      <style:text-properties officeooo:rsid="001312c4"/>
    </style:style>
    <style:style style:name="T15" style:family="text">
      <style:text-properties style:font-name="Ubuntu Light" officeooo:rsid="00112c00"/>
    </style:style>
    <style:style style:name="T16" style:family="text">
      <style:text-properties style:font-name="Ubuntu Light" officeooo:rsid="001312c4"/>
    </style:style>
    <style:style style:name="T17" style:family="text">
      <style:text-properties style:font-name="Ubuntu Light" fo:font-size="10pt" officeooo:rsid="00112c00" style:font-size-asian="10pt" style:font-size-complex="10pt"/>
    </style:style>
    <style:style style:name="T18" style:family="text">
      <style:text-properties style:font-name="Ubuntu Light" fo:font-size="10pt" officeooo:rsid="001312c4" style:font-size-asian="10pt" style:font-size-complex="10pt"/>
    </style:style>
    <style:style style:name="T19" style:family="text">
      <style:text-properties style:font-name="Ubuntu Light" fo:font-size="14pt" officeooo:rsid="00112c00" style:font-size-asian="14pt" style:font-size-complex="14pt"/>
    </style:style>
    <style:style style:name="T20" style:family="text">
      <style:text-properties style:font-name="Ubuntu Light" fo:font-size="14pt" officeooo:rsid="001312c4" style:font-size-asian="14pt" style:font-size-complex="14pt"/>
    </style:style>
    <style:style style:name="T21" style:family="text">
      <style:text-properties fo:font-size="14pt" officeooo:rsid="00112c00" style:font-size-asian="14pt" style:font-size-complex="14pt"/>
    </style:style>
    <style:style style:name="T22" style:family="text">
      <style:text-properties fo:font-size="14pt" officeooo:rsid="001312c4" style:font-size-asian="14pt" style:font-size-complex="14pt"/>
    </style:style>
    <style:style style:name="T23" style:family="text">
      <style:text-properties style:font-name="Ubuntu Mono" fo:font-size="14pt" officeooo:rsid="00112c00" style:font-size-asian="14pt" style:font-size-complex="14pt"/>
    </style:style>
    <style:style style:name="T24" style:family="text">
      <style:text-properties style:font-name="Ubuntu Mono" fo:font-size="14pt" officeooo:rsid="001312c4" style:font-size-asian="14pt" style:font-size-complex="14pt"/>
    </style:style>
    <style:style style:name="T25" style:family="text">
      <style:text-properties style:font-name="Bitstream Charter" fo:font-size="14pt" officeooo:rsid="00112c00" style:font-size-asian="14pt" style:font-size-complex="14pt"/>
    </style:style>
    <style:style style:name="T26" style:family="text">
      <style:text-properties style:font-name="Bitstream Charter" fo:font-size="14pt" officeooo:rsid="001312c4" style:font-size-asian="14pt" style:font-size-complex="14pt"/>
    </style:style>
    <style:style style:name="T27" style:family="text">
      <style:text-properties style:font-name="Open Sans Light" fo:font-size="14pt" officeooo:rsid="00112c00" style:font-size-asian="14pt" style:font-size-complex="14pt"/>
    </style:style>
    <style:style style:name="T28" style:family="text">
      <style:text-properties style:font-name="Open Sans Light" fo:font-size="14pt" officeooo:rsid="001312c4" style:font-size-asian="14pt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Web Design</text:p>
      <text:p text:style-name="P14"><text:span text:style-name="T1">S</text:span>ample task: How to design a website ?</text:p>
      <text:p text:style-name="P13">Tools: HTML CSS JavaScript GIMP</text:p>
      <text:p text:style-name="P1"><text:a xlink:type="simple" xlink:href="https://www.coursera.org/specializations/web-design" text:style-name="Internet_20_link" text:visited-style-name="Visited_20_Internet_20_Link"><text:span text:style-name="T27">https://www.coursera.org/specializations/web-design</text:span></text:a></text:p>
      <text:p text:style-name="P13"/>
      <text:p text:style-name="P13">Graphic Design</text:p>
      <text:p text:style-name="P13"><text:span text:style-name="T9">Sample task: </text:span>How to design a logo ?</text:p>
      <text:p text:style-name="P13"><text:span text:style-name="T9">Tools: </text:span>GIMP Inkscape</text:p>
      <text:p text:style-name="P2"><text:a xlink:type="simple" xlink:href="https://www.coursera.org/specializations/graphic-design" text:style-name="Internet_20_link" text:visited-style-name="Visited_20_Internet_20_Link"><text:span text:style-name="T28">https://www.coursera.org/specializations/graphic-design</text:span></text:a></text:p>
      <text:p text:style-name="P12"/>
      <text:p text:style-name="P4">Interaction Design</text:p>
      <text:p text:style-name="P6"><text:span text:style-name="T10">S</text:span>ample task: Interactivity in web</text:p>
      <text:p text:style-name="P7">Tool: JavaScript</text:p>
      <text:p text:style-name="P3"><text:span text:style-name="T11">Course: </text:span><text:a xlink:type="simple" xlink:href="https://www.coursera.org/specializations/interaction-design" text:style-name="Internet_20_link" text:visited-style-name="Visited_20_Internet_20_Link"><text:span text:style-name="T11">https://www.coursera.org/specializations/interaction-design</text:span></text:a></text:p>
      <text:p text:style-name="P8"/>
      <text:p text:style-name="P5">Game Design</text:p>
      <text:p text:style-name="P9">Sample task: What does a game consist of and how it plays ?</text:p>
      <text:p text:style-name="P10">Tools: GIMP Blender</text:p>
      <text:p text:style-name="P3"><text:span text:style-name="T12">Course: </text:span><text:a xlink:type="simple" xlink:href="https://www.coursera.org/specializations/game-development" text:style-name="Internet_20_link" text:visited-style-name="Visited_20_Internet_20_Link"><text:span text:style-name="T12">https://www.coursera.org/specializations/game-development</text:span></text:a></text:p>
      <text:p text:style-name="P11"><text:span text:style-name="T8">n</text:span><text:span text:style-name="T2">ot sure if about this course since it uses Unity 3d game engin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Ubuntu Light" svg:font-family="'Ubuntu Light'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 Light" svg:font-family="'Open Sans Light'" style:font-adornments="Light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9T00:35:30.894028171</dc:date>
    <meta:editing-duration>PT50M53S</meta:editing-duration>
    <meta:editing-cycles>11</meta:editing-cycles>
    <meta:generator>LibreOffice/5.1.4.2$Linux_X86_64 LibreOffice_project/10m0$Build-2</meta:generator>
    <meta:document-statistic meta:table-count="0" meta:image-count="0" meta:object-count="0" meta:page-count="1" meta:paragraph-count="17" meta:word-count="74" meta:character-count="607" meta:non-whitespace-character-count="550"/>
  </office:meta>
</office:document-meta>
</file>